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RANCISO RUDENCIO AYBAR PEV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VAREZ GOMEZ, CARLOS RAFA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2041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YBAR PEVE, FRANCISCO RUDECIND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186544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202.7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811.1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11.1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2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6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21:45:2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